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P1" style:family="paragraph">
      <style:paragraph-properties fo:text-align="center"/>
      <style:text-properties fo:font-family="'Times New Roman'" style:font-style-name="Italic" style:font-family-generic="roman" style:font-pitch="variable"/>
    </style:style>
    <style:style style:name="P2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69cm" svg:height="8.509cm" svg:x="2.397cm" svg:y="3.286cm">
          <text:p text:style-name="P1">Table User</text:p>
          <text:p text:style-name="P1"/>
          <text:list text:style-name="L1">
            <text:list-item>
              <text:p text:style-name="P1">1<text:span text:style-name="T1">st</text:span> name</text:p>
            </text:list-item>
            <text:list-item>
              <text:p text:style-name="P1">Last name</text:p>
            </text:list-item>
            <text:list-item>
              <text:p text:style-name="P1">UserID</text:p>
            </text:list-item>
            <text:list-item>
              <text:p text:style-name="P1">Fantasy name</text:p>
            </text:list-item>
            <text:list-item>
              <text:p text:style-name="P1">Token</text:p>
            </text:list-item>
            <text:list-item>
              <text:p text:style-name="P1">Win</text:p>
            </text:list-item>
            <text:list-item>
              <text:p text:style-name="P1">Loss</text:p>
            </text:list-item>
            <text:list-item>
              <text:p text:style-name="P1">Password</text:p>
            </text:list-item>
            <text:list-item>
              <text:p text:style-name="P1"/>
            </text:list-item>
          </text:list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draw:layer="layout" svg:width="6.985cm" svg:height="9.398cm" svg:x="11.922cm" svg:y="3.286cm">
          <text:p text:style-name="P2">Table boxmatch</text:p>
          <text:p text:style-name="P2"/>
          <text:list text:style-name="L1">
            <text:list-item>
              <text:p text:style-name="P2">Boxer1</text:p>
            </text:list-item>
            <text:list-item>
              <text:p text:style-name="P2">Boxer2</text:p>
            </text:list-item>
            <text:list-item>
              <text:p text:style-name="P2">Date of fight</text:p>
            </text:list-item>
            <text:list-item>
              <text:p text:style-name="P2">Stats</text:p>
            </text:list-item>
            <text:list-item>
              <text:p text:style-name="P2">Boxmatch ID</text:p>
            </text:list-item>
          </text:list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2" draw:layer="layout" svg:width="8.128cm" svg:height="9.525cm" svg:x="4.937cm" svg:y="16.113cm">
          <text:p text:style-name="P2">Table fantasy match</text:p>
          <text:list text:style-name="L1">
            <text:list-item>
              <text:p text:style-name="P2">BoxmatchID</text:p>
            </text:list-item>
            <text:list-item>
              <text:p text:style-name="P2">User ID</text:p>
            </text:list-item>
            <text:list-item>
              <text:p text:style-name="P2">Fantasy picks</text:p>
            </text:list-item>
            <text:list-item>
              <text:p text:style-name="P2">Winorloss</text:p>
            </text:list-item>
            <text:list-item>
              <text:p text:style-name="P2">fantasyID</text:p>
            </text:list-item>
          </text:list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8-22T14:46:02.42</meta:creation-date>
    <dc:date>2018-08-22T15:00:52.66</dc:date>
    <meta:editing-duration>PT14M51S</meta:editing-duration>
    <meta:editing-cycles>1</meta:editing-cycles>
    <meta:document-statistic meta:object-count="3"/>
    <meta:generator>OpenOffice/4.1.5$Win32 OpenOffice.org_project/415m1$Build-9789</meta:generator>
  </office:meta>
</office:document-meta>
</file>